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Blue_20_Gradient_20_1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gradient-name="Gray_20_Gradient_20_2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fill="gradient" draw:fill-gradient-name="Gray_20_Gradient_20_3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Gray_20_Gradient_20_2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gradient-name="Gray_20_Gradient_20_3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1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8.4cm" svg:height="7.4cm" svg:x="1.6cm" svg:y="8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cm" svg:height="5.3cm" svg:x="2cm" svg:y="10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8cm" svg:height="1.35cm" svg:x="2.6cm" svg:y="10.25cm">
          <draw:text-box>
            <text:p text:style-name="P1">Mobile - Android</text:p>
          </draw:text-box>
        </draw:frame>
        <draw:custom-shape draw:style-name="gr4" draw:text-style-name="P1" draw:layer="layout" svg:width="5.5cm" svg:height="3.3cm" svg:x="2.9cm" svg:y="11.7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3.6cm" svg:height="3.6cm" svg:x="1.6cm" svg:y="15.9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cm" svg:height="6.3cm" svg:x="10.3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cm" svg:height="2.4cm" svg:x="11.1cm" svg:y="11.8cm">
          <text:p text:style-name="P2"><text:span text:style-name="T1">Businnes</text:span></text:p>
          <text:p text:style-name="P2"><text:span text:style-name="T1">Logic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cm" svg:y1="16.6cm" svg:x2="14cm" svg:y2="13.6cm">
          <text:p/>
        </draw:line>
        <draw:custom-shape draw:style-name="gr5" draw:text-style-name="P1" draw:layer="layout" svg:width="6.1cm" svg:height="2.4cm" svg:x="19cm" svg:y="11.7cm">
          <text:p text:style-name="P1">User Interface</text:p>
          <draw:enhanced-geometry svg:viewBox="0 0 21600 21600" draw:type="rectangle" draw:enhanced-path="M 0 0 L 21600 0 21600 21600 0 21600 0 0 Z N"/>
        </draw:custom-shape>
        <draw:frame draw:style-name="gr8" draw:layer="layout" svg:width="8.9cm" svg:height="1cm" svg:x="11cm" svg:y="9cm">
          <draw:text-box>
            <text:p>Neptune Rescue Subsystem <text:s/></text:p>
          </draw:text-box>
        </draw:frame>
        <draw:frame draw:style-name="gr9" draw:layer="layout" svg:width="7.3cm" svg:height="1.673cm" svg:x="1.8cm" svg:y="8.327cm">
          <draw:text-box>
            <text:p>Titanic Assistance</text:p>
            <text:p>Subsystem</text:p>
          </draw:text-box>
        </draw:frame>
        <draw:line draw:style-name="gr7" draw:text-style-name="P1" draw:layer="layout" svg:x1="19.3cm" svg:y1="12.9cm" svg:x2="16.2cm" svg:y2="12.9cm">
          <text:p/>
        </draw:line>
        <draw:line draw:style-name="gr7" draw:text-style-name="P1" draw:layer="layout" svg:x1="16.4cm" svg:y1="13.4cm" svg:x2="19.5cm" svg:y2="13.4cm">
          <text:p/>
        </draw:line>
        <draw:line draw:style-name="gr7" draw:text-style-name="P1" draw:layer="layout" svg:x1="13.3cm" svg:y1="13.7cm" svg:x2="13.3cm" svg:y2="16.5cm">
          <text:p/>
        </draw:line>
        <draw:line draw:style-name="gr7" draw:text-style-name="P1" draw:layer="layout" svg:x1="12.6cm" svg:y1="13.1cm" svg:x2="7.7cm" svg:y2="1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20T09:52:05.499357517</meta:creation-date>
    <dc:date>2015-04-09T12:07:32.985225681</dc:date>
    <dc:creator>Leonardo </dc:creator>
    <meta:editing-duration>PT51M</meta:editing-duration>
    <meta:editing-cycles>6</meta:editing-cycles>
    <meta:generator>LibreOffice/4.2.7.2$Linux_X86_64 LibreOffice_project/420m0$Build-2</meta:generator>
    <meta:document-statistic meta:object-count="15"/>
  </office:meta>
</office:document-meta>
</file>